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a3b1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0a3b1"/>
    </style:style>
    <style:style style:name="P4" style:family="paragraph" style:parent-style-name="Standard">
      <style:paragraph-properties fo:text-align="justify" style:justify-single-word="false"/>
      <style:text-properties officeooo:rsid="000add07" officeooo:paragraph-rsid="000add07"/>
    </style:style>
    <style:style style:name="P5" style:family="paragraph" style:parent-style-name="Standard">
      <style:paragraph-properties fo:text-align="justify" style:justify-single-word="false"/>
      <style:text-properties officeooo:rsid="000add07" officeooo:paragraph-rsid="000efd1a"/>
    </style:style>
    <style:style style:name="P6" style:family="paragraph" style:parent-style-name="Standard">
      <style:paragraph-properties fo:text-align="justify" style:justify-single-word="false"/>
      <style:text-properties officeooo:rsid="000add07" officeooo:paragraph-rsid="00145fdd"/>
    </style:style>
    <style:style style:name="P7" style:family="paragraph" style:parent-style-name="Standard">
      <style:paragraph-properties style:line-height-at-least="0.503cm"/>
      <style:text-properties officeooo:rsid="000add07"/>
    </style:style>
    <style:style style:name="P8" style:family="paragraph" style:parent-style-name="Standard">
      <style:paragraph-properties fo:text-align="justify" style:justify-single-word="false"/>
      <style:text-properties fo:color="#d4d4d4" style:font-name="sans-serif1" fo:font-size="13.5pt" fo:font-weight="normal" officeooo:rsid="000add07" officeooo:paragraph-rsid="000add07" fo:background-color="#1e1e1e" style:font-size-asian="13.5pt" style:font-size-complex="13.5pt"/>
    </style:style>
    <style:style style:name="P9" style:family="paragraph" style:parent-style-name="Standard">
      <style:paragraph-properties style:line-height-at-least="0.503cm"/>
      <style:text-properties fo:color="#d4d4d4" style:font-name="sans-serif1" fo:font-size="13.5pt" fo:font-weight="normal" fo:background-color="#1e1e1e" style:font-size-asian="13.5pt" style:font-size-complex="13.5pt"/>
    </style:style>
    <style:style style:name="P10" style:family="paragraph" style:parent-style-name="Standard">
      <style:paragraph-properties style:line-height-at-least="0.503cm"/>
      <style:text-properties fo:color="#6a9955" style:font-name="sans-serif1" fo:font-size="13.5pt" fo:font-weight="normal" fo:background-color="#1e1e1e" style:font-size-asian="13.5pt" style:font-size-complex="13.5pt"/>
    </style:style>
    <style:style style:name="P11" style:family="paragraph" style:parent-style-name="Standard">
      <style:paragraph-properties style:line-height-at-least="0.503cm"/>
      <style:text-properties fo:color="#6a9955" style:font-name="sans-serif1" fo:font-size="13.5pt" fo:font-weight="normal" officeooo:paragraph-rsid="00145fdd" fo:background-color="#1e1e1e" style:font-size-asian="13.5pt" style:font-size-complex="13.5pt"/>
    </style:style>
    <style:style style:name="P12" style:family="paragraph" style:parent-style-name="Standard">
      <style:paragraph-properties style:line-height-at-least="0.503cm"/>
      <style:text-properties style:font-name="sans-serif1" fo:font-size="13.5pt" style:font-size-asian="13.5pt" style:font-size-complex="13.5pt"/>
    </style:style>
    <style:style style:name="P13" style:family="paragraph" style:parent-style-name="Standard">
      <style:paragraph-properties fo:text-align="justify" style:justify-single-word="false"/>
      <style:text-properties officeooo:rsid="0010b9e4" officeooo:paragraph-rsid="0010b9e4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81761" officeooo:paragraph-rsid="0018176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paragraph-rsid="0018176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ed1c24" officeooo:rsid="0010b9e4" officeooo:paragraph-rsid="0010b9e4"/>
    </style:style>
    <style:style style:name="P17" style:family="paragraph" style:parent-style-name="Standard">
      <style:paragraph-properties fo:text-align="justify" style:justify-single-word="false"/>
      <style:text-properties fo:color="#ed1c24" officeooo:rsid="00183b16" officeooo:paragraph-rsid="00183b16"/>
    </style:style>
    <style:style style:name="P18" style:family="paragraph" style:parent-style-name="Standard">
      <style:paragraph-properties fo:text-align="justify" style:justify-single-word="false"/>
      <style:text-properties fo:color="#ed1c24" officeooo:rsid="00196380" officeooo:paragraph-rsid="00196380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fo:font-weight="bold" style:font-weight-asian="bold" style:font-weight-complex="bold"/>
    </style:style>
    <style:style style:name="T3" style:family="text">
      <style:text-properties style:font-name="sans-serif" fo:font-size="13.5pt" fo:font-weight="bold" officeooo:rsid="000efd1a" style:font-weight-asian="bold" style:font-weight-complex="bold"/>
    </style:style>
    <style:style style:name="T4" style:family="text">
      <style:text-properties style:font-name="sans-serif" fo:font-size="13.5pt" fo:font-weight="bold" officeooo:rsid="000b480f" style:font-weight-asian="bold" style:font-weight-complex="bold"/>
    </style:style>
    <style:style style:name="T5" style:family="text">
      <style:text-properties style:font-name="sans-serif" fo:font-size="13.5pt" fo:font-weight="bold" officeooo:rsid="0010a3b1" style:font-weight-asian="bold" style:font-weight-complex="bold"/>
    </style:style>
    <style:style style:name="T6" style:family="text">
      <style:text-properties style:font-name="sans-serif" fo:font-size="13.5pt" officeooo:rsid="000b480f"/>
    </style:style>
    <style:style style:name="T7" style:family="text">
      <style:text-properties style:font-name="sans-serif" fo:font-size="13.5pt" officeooo:rsid="000ee89c"/>
    </style:style>
    <style:style style:name="T8" style:family="text">
      <style:text-properties style:font-name="sans-serif" fo:font-size="13.5pt" officeooo:rsid="000efd1a"/>
    </style:style>
    <style:style style:name="T9" style:family="text">
      <style:text-properties style:font-name="sans-serif" fo:font-size="13.5pt" officeooo:rsid="0010a3b1"/>
    </style:style>
    <style:style style:name="T10" style:family="text">
      <style:text-properties style:font-name="sans-serif" fo:font-size="13.5pt" fo:font-weight="normal" style:font-weight-asian="normal" style:font-weight-complex="normal"/>
    </style:style>
    <style:style style:name="T11" style:family="text">
      <style:text-properties style:font-name="sans-serif" fo:font-size="13.5pt" officeooo:rsid="0011bf94"/>
    </style:style>
    <style:style style:name="T12" style:family="text">
      <style:text-properties style:font-name="sans-serif" fo:font-size="13.5pt" officeooo:rsid="0012878c"/>
    </style:style>
    <style:style style:name="T13" style:family="text">
      <style:text-properties style:font-name="sans-serif" fo:font-size="13.5pt" officeooo:rsid="00145fdd"/>
    </style:style>
    <style:style style:name="T14" style:family="text">
      <style:text-properties style:font-name="sans-serif" fo:font-size="13.5pt" officeooo:rsid="0015666c"/>
    </style:style>
    <style:style style:name="T15" style:family="text">
      <style:text-properties style:font-name="sans-serif" fo:font-size="13.5pt" officeooo:rsid="00181761"/>
    </style:style>
    <style:style style:name="T16" style:family="text">
      <style:text-properties fo:color="#569cd6"/>
    </style:style>
    <style:style style:name="T17" style:family="text">
      <style:text-properties fo:color="#569cd6" style:font-name="sans-serif" fo:font-size="13.5pt" fo:font-weight="normal" fo:background-color="#1e1e1e" loext:char-shading-value="0"/>
    </style:style>
    <style:style style:name="T18" style:family="text">
      <style:text-properties fo:color="#569cd6" fo:font-weight="normal" fo:background-color="#1e1e1e" loext:char-shading-value="0"/>
    </style:style>
    <style:style style:name="T19" style:family="text">
      <style:text-properties fo:color="#d4d4d4" style:font-name="sans-serif" fo:font-size="13.5pt" fo:font-weight="normal" fo:background-color="#1e1e1e" loext:char-shading-value="0"/>
    </style:style>
    <style:style style:name="T20" style:family="text">
      <style:text-properties fo:color="#d4d4d4" fo:font-weight="normal" fo:background-color="#1e1e1e" loext:char-shading-value="0"/>
    </style:style>
    <style:style style:name="T21" style:family="text">
      <style:text-properties fo:color="#d4d4d4" style:font-name="sans-serif1" fo:font-size="13.5pt" fo:font-weight="normal" officeooo:rsid="00145fdd" fo:background-color="#1e1e1e" loext:char-shading-value="0" style:font-size-asian="13.5pt" style:font-size-complex="13.5pt"/>
    </style:style>
    <style:style style:name="T22" style:family="text">
      <style:text-properties fo:color="#9cdcfe"/>
    </style:style>
    <style:style style:name="T23" style:family="text">
      <style:text-properties fo:color="#9cdcfe" style:font-name="sans-serif" fo:font-size="13.5pt" fo:font-weight="normal" fo:background-color="#1e1e1e" loext:char-shading-value="0"/>
    </style:style>
    <style:style style:name="T24" style:family="text">
      <style:text-properties fo:color="#9cdcfe" fo:font-weight="normal" fo:background-color="#1e1e1e" loext:char-shading-value="0"/>
    </style:style>
    <style:style style:name="T25" style:family="text">
      <style:text-properties fo:color="#9cdcfe" style:font-name="sans-serif1" fo:font-size="13.5pt" fo:font-weight="normal" officeooo:rsid="00145fdd" fo:background-color="#1e1e1e" loext:char-shading-value="0" style:font-size-asian="13.5pt" style:font-size-complex="13.5pt"/>
    </style:style>
    <style:style style:name="T26" style:family="text">
      <style:text-properties fo:color="#4ec9b0"/>
    </style:style>
    <style:style style:name="T27" style:family="text">
      <style:text-properties fo:color="#4ec9b0" style:font-name="sans-serif" fo:font-size="13.5pt" fo:font-weight="normal" fo:background-color="#1e1e1e" loext:char-shading-value="0"/>
    </style:style>
    <style:style style:name="T28" style:family="text">
      <style:text-properties fo:color="#4ec9b0" style:font-name="sans-serif1" fo:font-size="13.5pt" fo:font-weight="normal" officeooo:rsid="00145fdd" fo:background-color="#1e1e1e" loext:char-shading-value="0" style:font-size-asian="13.5pt" style:font-size-complex="13.5pt"/>
    </style:style>
    <style:style style:name="T29" style:family="text">
      <style:text-properties fo:color="#ce9178" style:font-name="sans-serif" fo:font-size="13.5pt" fo:font-weight="normal" fo:background-color="#1e1e1e" loext:char-shading-value="0"/>
    </style:style>
    <style:style style:name="T30" style:family="text">
      <style:text-properties fo:color="#dcdcaa"/>
    </style:style>
    <style:style style:name="T31" style:family="text">
      <style:text-properties fo:color="#dcdcaa" fo:font-weight="normal" fo:background-color="#1e1e1e" loext:char-shading-value="0"/>
    </style:style>
    <style:style style:name="T32" style:family="text">
      <style:text-properties fo:color="#dcdcaa" style:font-name="sans-serif1" fo:font-size="13.5pt" fo:font-weight="normal" officeooo:rsid="00145fdd" fo:background-color="#1e1e1e" loext:char-shading-value="0" style:font-size-asian="13.5pt" style:font-size-complex="13.5pt"/>
    </style:style>
    <style:style style:name="T33" style:family="text">
      <style:text-properties fo:color="#b5cea8" fo:font-weight="normal" fo:background-color="#1e1e1e" loext:char-shading-value="0"/>
    </style:style>
    <style:style style:name="T34" style:family="text">
      <style:text-properties fo:color="#b5cea8" style:font-name="sans-serif1" fo:font-size="13.5pt" fo:font-weight="normal" officeooo:rsid="00145fdd" fo:background-color="#1e1e1e" loext:char-shading-value="0" style:font-size-asian="13.5pt" style:font-size-complex="13.5pt"/>
    </style:style>
    <style:style style:name="T35" style:family="text">
      <style:text-properties fo:color="#c586c0"/>
    </style:style>
    <style:style style:name="T36" style:family="text">
      <style:text-properties officeooo:rsid="000c2b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P</text:span><text:span text:style-name="T1">ROJETO DE INTERFACE WEB 2019.1</text:span></text:p>
      <text:p text:style-name="P15"><text:span text:style-name="T15">ATIVIDADE TYPESCRIPT 08/03/2019</text:span></text:p>
      <text:p text:style-name="P1"><text:span text:style-name="T6"/></text:p>
      <text:p text:style-name="P1"><text:span text:style-name="T6"/></text:p>
      <text:p text:style-name="P1"><text:span text:style-name="T4">1-</text:span><text:span text:style-name="T6"> </text:span><text:span text:style-name="T1">Crie uma classe para representar uma </text:span><text:span text:style-name="T2">pessoa</text:span><text:span text:style-name="T1">, com os atributos privados de nome, data de nascimento e altura. Crie os métodos públicos necessários para sets e gets e também um método para imprimir todos dados de uma pessoa. Crie um método para calcular a idade da pessoa </text:span><text:span text:style-name="T7">(em ano</text:span><text:span text:style-name="T12">s</text:span><text:span text:style-name="T7">, veja dica abaixo)</text:span><text:span text:style-name="T1">.</text:span></text:p>
      <text:p text:style-name="P1"><text:span text:style-name="T1"/></text:p>
      <text:p text:style-name="P4"><text:span text:style-name="T1">Dica: supondo que eu nasci em 02 de Março de 1982, um tipo Date que representa meu aniversário é:</text:span></text:p>
      <text:p text:style-name="P4"><text:span text:style-name="T1"/></text:p>
      <text:p text:style-name="P4"><text:span text:style-name="T17">let</text:span><text:span text:style-name="T19"> </text:span><text:span text:style-name="T23">myBirth</text:span><text:span text:style-name="T19">:</text:span><text:span text:style-name="T27">Date</text:span><text:span text:style-name="T19"> = </text:span><text:span text:style-name="T17">new</text:span><text:span text:style-name="T19"> </text:span><text:span text:style-name="T27">Date</text:span><text:span text:style-name="T19">(</text:span><text:span text:style-name="T29">"1982-3-2"</text:span><text:span text:style-name="T19">);</text:span></text:p>
      <text:p text:style-name="P4"><text:span text:style-name="T1"/></text:p>
      <text:p text:style-name="P4"><text:span text:style-name="T1">Já um tipo Date que representa o dia de hoje é:</text:span></text:p>
      <text:p text:style-name="P4"><text:span text:style-name="T1"/></text:p>
      <text:p text:style-name="P4"><text:span text:style-name="T17">let</text:span><text:span text:style-name="T19"> </text:span><text:span text:style-name="T23">today</text:span><text:span text:style-name="T19">:</text:span><text:span text:style-name="T27">Date</text:span><text:span text:style-name="T19"> = </text:span><text:span text:style-name="T17">new</text:span><text:span text:style-name="T19"> </text:span><text:span text:style-name="T27">Date</text:span><text:span text:style-name="T19">();</text:span></text:p>
      <text:p text:style-name="P4"><text:span text:style-name="T1"/></text:p>
      <text:p text:style-name="P4"><text:span text:style-name="T1">Agora basta usar a seguinte função para calcular a diferença em DIAS:</text:span></text:p>
      <text:p text:style-name="P4"><text:span text:style-name="T1"/></text:p>
      <text:p text:style-name="P8"><text:span text:style-name="T16">function</text:span> <text:span text:style-name="T30">daysBetween</text:span>(<text:span text:style-name="T22">date1</text:span>:<text:span text:style-name="T26">Date</text:span>,<text:span text:style-name="T22">date2</text:span>:<text:span text:style-name="T26">Date</text:span>):<text:span text:style-name="T26">number</text:span>{</text:p>
      <text:p text:style-name="P10"><text:tab/>//Get 1 day in milliseconds</text:p>
      <text:p text:style-name="P12"><text:span text:style-name="T18"><text:tab/>var</text:span><text:span text:style-name="T20"> </text:span><text:span text:style-name="T24">one_day</text:span><text:span text:style-name="T20">=</text:span><text:span text:style-name="T33">1000</text:span><text:span text:style-name="T20">*</text:span><text:span text:style-name="T33">60</text:span><text:span text:style-name="T20">*</text:span><text:span text:style-name="T33">60</text:span><text:span text:style-name="T20">*</text:span><text:span text:style-name="T33">24</text:span><text:span text:style-name="T20">;</text:span></text:p>
      <text:p text:style-name="P10"><text:tab/>// Convert both dates to milliseconds</text:p>
      <text:p text:style-name="P9"><text:span text:style-name="T16"><text:tab/>var</text:span> <text:span text:style-name="T22">date1_ms</text:span> = <text:span text:style-name="T22">date1</text:span>.<text:span text:style-name="T30">getTime</text:span>();</text:p>
      <text:p text:style-name="P12"><text:span text:style-name="T18"><text:tab/>var</text:span><text:span text:style-name="T20"> </text:span><text:span text:style-name="T24">date2_ms</text:span><text:span text:style-name="T20"> = </text:span><text:span text:style-name="T24">date2</text:span><text:span text:style-name="T20">.</text:span><text:span text:style-name="T31">getTime</text:span><text:span text:style-name="T20">();</text:span></text:p>
      <text:p text:style-name="P10"><text:tab/>// Calculate the difference in milliseconds</text:p>
      <text:p text:style-name="P9"><text:span text:style-name="T16"><text:tab/>var</text:span> <text:span text:style-name="T22">difference_ms</text:span> = <text:span text:style-name="T22">date2_ms</text:span> - <text:span text:style-name="T22">date1_ms</text:span>;</text:p>
      <text:p text:style-name="P10"><text:tab/>// Convert back to days and return</text:p>
      <text:p text:style-name="P9"><text:span text:style-name="T35"><text:tab/>return</text:span> <text:span text:style-name="T26">Math</text:span>.<text:span text:style-name="T30">round</text:span>(<text:span text:style-name="T22">difference_ms</text:span>/<text:span text:style-name="T22">one_day</text:span>);</text:p>
      <text:p text:style-name="P9">}</text:p>
      <text:p text:style-name="P7"><text:span text:style-name="T1"/></text:p>
      <text:p text:style-name="P6"><text:span text:style-name="T13">C</text:span><text:span text:style-name="T1">onsidere que um ano tem 365 dias e divida o resultado da função anterior por 365, tendo assim um valor aproximado em ANOS. </text:span><text:span text:style-name="T13">Exemplo:</text:span></text:p>
      <text:p text:style-name="P6"><text:span text:style-name="T13"/></text:p>
      <text:p text:style-name="P11">//<text:span text:style-name="T36">USANDO A FUNÇÃO ACIMA</text:span></text:p>
      <text:p text:style-name="P6"><text:span text:style-name="T28">console</text:span><text:span text:style-name="T21">.</text:span><text:span text:style-name="T32">log</text:span><text:span text:style-name="T21">(</text:span><text:span text:style-name="T32">daysBetween</text:span><text:span text:style-name="T21">(</text:span><text:span text:style-name="T25">myBirth</text:span><text:span text:style-name="T21">,</text:span><text:span text:style-name="T25">today</text:span><text:span text:style-name="T21">)/</text:span><text:span text:style-name="T34">365</text:span><text:span text:style-name="T21">);</text:span><text:span text:style-name="T1"><text:line-break/></text:span></text:p>
      <text:p text:style-name="P5"><text:span text:style-name="T3">2-</text:span><text:span text:style-name="T8"> </text:span><text:span text:style-name="T1">Crie uma classe denominada Elevador para armazenar as informações de um elevador dentro de um prédio. A classe deve armazenar o andar atual (térreo = 0), total de andares no prédio (desconsiderando o térreo), capacidade do elevador e quantas pessoas estão presentes nele. A classe deve também disponibilizar os seguintes métodos:</text:span></text:p>
      <text:p text:style-name="P5"><text:soft-page-break/><text:span text:style-name="T1"/></text:p>
      <text:p text:style-name="P5"><text:span text:style-name="T3">construtor</text:span><text:span text:style-name="T1">: que deve receber como parâmetros a capacidade do elevador e o total de andares no prédio (os elevadores sempre começam no térreo e </text:span><text:span text:style-name="T14">estão </text:span><text:span text:style-name="T1">vazio</text:span><text:span text:style-name="T14">s</text:span><text:span text:style-name="T1">);</text:span></text:p>
      <text:p text:style-name="P5"><text:span text:style-name="T1"/></text:p>
      <text:p text:style-name="P5"><text:span text:style-name="T2">Entra</text:span><text:span text:style-name="T3">r</text:span><text:span text:style-name="T1">: para acrescentar uma pessoa no elevador (só deve acrescentar se ainda houver espaço);</text:span></text:p>
      <text:p text:style-name="P5"><text:span text:style-name="T1"/></text:p>
      <text:p text:style-name="P5"><text:span text:style-name="T2">Sai</text:span><text:span text:style-name="T3">r</text:span><text:span text:style-name="T1">: para remover uma pessoa do elevador (só deve remover se houver alguém dentro dele);</text:span></text:p>
      <text:p text:style-name="P5"><text:span text:style-name="T1"/></text:p>
      <text:p text:style-name="P5"><text:span text:style-name="T2">S</text:span><text:span text:style-name="T3">ubir</text:span><text:span text:style-name="T1">: para subir um andar (não deve subir se já estiver no último andar);</text:span></text:p>
      <text:p text:style-name="P5"><text:span text:style-name="T1"/></text:p>
      <text:p text:style-name="P5"><text:span text:style-name="T2">Desce</text:span><text:span text:style-name="T3">r</text:span><text:span text:style-name="T1">: para descer um andar (não deve descer se já estiver no térreo);</text:span></text:p>
      <text:p text:style-name="P5"><text:span text:style-name="T1"/></text:p>
      <text:p text:style-name="P5"><text:span text:style-name="T1">Encapsular todos os atributos (criar os métodos set e get).</text:span></text:p>
      <text:p text:style-name="P5"><text:span text:style-name="T1"/></text:p>
      <text:p text:style-name="P2"><text:span text:style-name="T5">3 -</text:span><text:span text:style-name="T9"> </text:span><text:span text:style-name="T1">Crie uma classe </text:span><text:span text:style-name="T2">Televisao</text:span><text:span text:style-name="T1"> e uma classe </text:span><text:span text:style-name="T2">ControleRemoto</text:span><text:span text:style-name="T1"> que pode controlar o volume e trocar os canais da televisão. </text:span></text:p>
      <text:p text:style-name="P2"><text:span text:style-name="T1"/></text:p>
      <text:p text:style-name="P2"><text:span text:style-name="T1">O controle de volume permite:</text:span></text:p>
      <text:list xml:id="list174977880" text:style-name="L1">
        <text:list-item>
          <text:p text:style-name="P3"><text:span text:style-name="T1">aumentar ou diminuir a potência do volume de som em uma unidade de cada vez;</text:span></text:p>
        </text:list-item>
        <text:list-item>
          <text:p text:style-name="P3"><text:span text:style-name="T1">aumentar e diminuir o número do canal em uma unidad</text:span><text:span text:style-name="T9">e;</text:span></text:p>
        </text:list-item>
        <text:list-item>
          <text:p text:style-name="P3"><text:span text:style-name="T1">trocar para um canal indicado;</text:span></text:p>
        </text:list-item>
        <text:list-item>
          <text:p text:style-name="P3"><text:span text:style-name="T1">consultar o valor do volume de som e o canal selecionado.</text:span></text:p>
        </text:list-item>
      </text:list>
      <text:p text:style-name="P2"><text:span text:style-name="T1"/></text:p>
      <text:p text:style-name="P13"><text:span text:style-name="T1">Dica: Um controle remoto tem um objeto interno do tipo televisão. Crie o objeto televisão do lado de fora e o passe como parâmetro para o controle remoto (via construtor, por exemplo).</text:span></text:p>
      <text:p text:style-name="P13"><text:span text:style-name="T1"/></text:p>
      <text:p text:style-name="P13"><text:span text:style-name="T1"/></text:p>
      <text:p text:style-name="P16"><text:span text:style-name="T2">ATENÇÃO</text:span><text:span text:style-name="T1">: Não basta apenas criar as classes. Você deve também fazer os códigos de teste </text:span><text:span text:style-name="T11">(main)</text:span><text:span text:style-name="T1">.</text:span></text:p>
      <text:p text:style-name="P16"><text:span text:style-name="T1"/></text:p>
      <text:p text:style-name="P16"><text:span text:style-name="T1">Os alunos que não entregarem </text:span><text:span text:style-name="T2">NADA </text:span><text:span text:style-name="T10">no SIPPA</text:span><text:span text:style-name="T1">, levarão </text:span><text:span text:style-name="T2">falta</text:span><text:span text:style-name="T1">.</text:span></text:p>
      <text:p text:style-name="P16"><text:span text:style-name="T1"/></text:p>
      <text:p text:style-name="P17"><text:span text:style-name="T1">Não envie os arquivos JS. Envie apenas os TS.</text:span></text:p>
      <text:p text:style-name="P17"><text:span text:style-name="T1"/></text:p>
      <text:p text:style-name="P18"><text:span text:style-name="T1">Crie apenas 3 arquivos TS para cada questão!!!</text:span></text:p>
      <text:p text:style-name="P16"><text:span text:style-name="T1"/></text:p>
      <text:p text:style-name="P16"><text:span text:style-name="T1">Atividade valendo no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sans-serif1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09:11:51.422540448</meta:creation-date>
    <dc:date>2019-03-08T09:50:58.146566721</dc:date>
    <meta:editing-duration>PT28M48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480" meta:character-count="2908" meta:non-whitespace-character-count="2462"/>
  </office:meta>
</office:document-meta>
</file>